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e6e96"/>
    </style:style>
    <style:style style:name="P4" style:family="paragraph" style:parent-style-name="Heading_20_2">
      <style:text-properties style:font-name="DejaVu Sans Condensed" officeooo:paragraph-rsid="001e6e96"/>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e6e96" style:font-size-asian="10pt" style:font-size-complex="10pt"/>
    </style:style>
    <style:style style:name="P9" style:family="paragraph" style:parent-style-name="Code_20_Box_20_2">
      <style:text-properties fo:font-size="9pt" officeooo:paragraph-rsid="001e6e96" style:font-size-asian="9pt" style:font-size-complex="9pt"/>
    </style:style>
    <style:style style:name="P10" style:family="paragraph" style:parent-style-name="Code_20_Box_20_2">
      <style:text-properties officeooo:paragraph-rsid="001e6e96"/>
    </style:style>
    <style:style style:name="P11" style:family="paragraph" style:parent-style-name="Text_20_body">
      <style:paragraph-properties fo:margin-top="0cm" fo:margin-bottom="0.499cm" style:contextual-spacing="false"/>
      <style:text-properties officeooo:paragraph-rsid="001e6e96"/>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e6e96"/>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able_20_Heading">
      <loext:graphic-properties draw:fill="solid" draw:fill-color="#c6def8" draw:fill-gradient-name="Gradient_20_258" draw:fill-hatch-name="hatch"/>
      <style:paragraph-properties fo:background-color="#c6def8"/>
      <style:text-properties officeooo:paragraph-rsid="001e6e96"/>
    </style:style>
    <style:style style:name="P15" style:family="paragraph" style:parent-style-name="Table_20_index_20_heading">
      <loext:graphic-properties draw:fill-hatch-name="hatch"/>
      <style:paragraph-properties fo:padding="0.101cm" fo:border="none"/>
      <style:text-properties officeooo:paragraph-rsid="001e6e96"/>
    </style:style>
    <style:style style:name="P16" style:family="paragraph" style:parent-style-name="Table_20_Contents">
      <style:text-properties officeooo:paragraph-rsid="001e6e96"/>
    </style:style>
    <style:style style:name="P17" style:family="paragraph" style:parent-style-name="Table_20_Heading">
      <style:text-properties officeooo:paragraph-rsid="001e6e96"/>
    </style:style>
    <style:style style:name="P18" style:family="paragraph" style:parent-style-name="Standard">
      <style:paragraph-properties fo:margin-top="0cm" fo:margin-bottom="0cm" style:contextual-spacing="false"/>
      <style:text-properties officeooo:paragraph-rsid="001e6e96"/>
    </style:style>
    <style:style style:name="P19" style:family="paragraph" style:parent-style-name="Text_20_body" style:master-page-name="">
      <loext:graphic-properties draw:fill-hatch-name="hatch"/>
      <style:paragraph-properties style:page-number="auto" fo:keep-with-next="always"/>
      <style:text-properties officeooo:paragraph-rsid="001e6e96"/>
    </style:style>
    <style:style style:name="P20" style:family="paragraph" style:parent-style-name="Text_20_body">
      <style:text-properties fo:font-size="11.6999998092651pt" officeooo:paragraph-rsid="001e6e96" style:font-size-asian="11.6999998092651pt" style:font-size-complex="11.6999998092651pt"/>
    </style:style>
    <style:style style:name="P21"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e6e96" style:font-size-asian="9pt" style:font-size-complex="9pt"/>
    </style:style>
    <style:style style:name="P22" style:family="paragraph" style:parent-style-name="Frame_20_contents">
      <style:text-properties officeooo:paragraph-rsid="02ff7c2d"/>
    </style:style>
    <style:style style:name="P2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4" style:family="paragraph" style:parent-style-name="Frame_20_contents">
      <style:paragraph-properties fo:text-align="center" style:justify-single-word="false"/>
      <style:text-properties officeooo:paragraph-rsid="02ff307d"/>
    </style:style>
    <style:style style:name="P25" style:family="paragraph" style:parent-style-name="Frame_20_contents">
      <style:text-properties officeooo:paragraph-rsid="0308ce04"/>
    </style:style>
    <style:style style:name="P26" style:family="paragraph" style:parent-style-name="Frame_20_contents">
      <style:text-properties officeooo:paragraph-rsid="02ff307d"/>
    </style:style>
    <style:style style:name="P2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8" style:family="paragraph">
      <style:paragraph-properties fo:margin-left="0.199cm" fo:margin-right="0.6cm" fo:margin-top="0cm" fo:margin-bottom="0cm" fo:text-indent="0cm"/>
    </style:style>
    <style:style style:name="P29" style:family="paragraph">
      <style:paragraph-properties fo:margin-left="0.199cm" fo:margin-right="0.6cm" fo:margin-top="0cm" fo:margin-bottom="0.499cm" fo:text-indent="0cm"/>
    </style:style>
    <style:style style:name="P3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margin-top="0cm" fo:margin-bottom="0cm" fo:text-indent="-0.499cm"/>
    </style:style>
    <style:style style:name="P3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margin-top="0cm" fo:margin-bottom="0cm" fo:line-height="115%" fo:text-indent="-0.499cm"/>
    </style:style>
    <style:style style:name="P40" style:family="paragraph">
      <style:paragraph-properties fo:margin-left="0.7cm" fo:margin-right="0.6cm" fo:text-indent="-0.499cm"/>
    </style:style>
    <style:style style:name="P4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officeooo:rsid="001c09f3"/>
    </style:style>
    <style:style style:name="T9" style:family="text">
      <style:text-properties fo:font-size="9pt" style:font-size-asian="9pt" style:font-size-complex="9pt"/>
    </style:style>
    <style:style style:name="T10" style:family="text">
      <style:text-properties fo:font-variant="small-caps" officeooo:rsid="0212e37f"/>
    </style:style>
    <style:style style:name="T11" style:family="text">
      <style:text-properties officeooo:rsid="0212e37f"/>
    </style:style>
    <style:style style:name="T12" style:family="text">
      <style:text-properties fo:font-size="9pt" officeooo:rsid="012dec0a" style:font-size-asian="9pt" style:font-size-complex="9pt"/>
    </style:style>
    <style:style style:name="T13" style:family="text">
      <style:text-properties style:font-name="FreeSerif"/>
    </style:style>
    <style:style style:name="T14" style:family="text">
      <style:text-properties fo:font-size="12pt"/>
    </style:style>
    <style:style style:name="T15" style:family="text">
      <style:text-properties style:font-name="DejaVu Serif" fo:font-size="12pt" style:font-name-complex="DejaVu Serif" style:font-size-complex="12pt"/>
    </style:style>
    <style:style style:name="T16" style:family="text">
      <style:text-properties fo:color="#0a2746" loext:opacity="100%" style:font-name="DejaVu Serif" fo:font-size="12pt" style:font-name-complex="DejaVu Serif" style:font-size-complex="12pt"/>
    </style:style>
    <style:style style:name="T17" style:family="text">
      <style:text-properties fo:font-variant="small-caps" style:font-name="DejaVu Serif" fo:font-size="12pt" style:font-name-complex="DejaVu Serif" style:font-size-complex="12pt"/>
    </style:style>
    <style:style style:name="T1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0"><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 <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can also load and save a simple <text:span text:style-name="T1">xml</text:span> format, making it possible, for example, to <text:soft-page-break/>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19"><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18" draw:name="p468 jump" draw:style-name="gr1" draw:text-style-name="P7" svg:width="1.571cm" svg:height="1.631cm" svg:x="-1.67cm" svg:y="0cm"><draw:text-box draw:corner-radius="0.199cm"><text:p text:style-name="P6"><text:span text:style-name="T6">bytes</text:span></text:p><text:p><text:span text:style-name="T7"><text:a xlink:href="#Bytes and Bytearray" xlink:type="simple">293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text:a xlink:type="simple" xlink:href="#Chapter 07" text:style-name="Internet_20_link" text:visited-style-name="Visited_20_Internet_20_Link"><text:bookmark-ref text:reference-format="page" text:ref-name="Chapter 07">Error: Reference source not found</text:bookmark-ref><text:span text:style-name="T8"> ⮜</text:span></text:a>].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9"><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9"><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10">id</text:span>) values, and a director file with director <text:span text:style-name="T10">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20"><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1">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1">(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1">(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21"><draw:text-box fo:min-height="5.69cm"><text:p text:style-name="P13"><draw:frame draw:style-name="fr4" draw:name="Figure-12.1-The-dvd-program’s-database-design" text:anchor-type="paragraph" svg:width="13.711cm" svg:height="5.3cm" draw:z-index="22"><draw:image xlink:href="Pictures/10000000000001E6000000BCB1B5AF94.png" xlink:type="simple" xlink:show="embed" xlink:actuate="onLoad" draw:mime-type="image/png"/></draw:frame><text:span text:style-name="Caption_20_characters">Figure </text:span><text:span text:style-name="Caption_20_characters"><text:sequence text:ref-name="refFigure39"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10">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10">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3"><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4">Table <text:span text:style-name="Caption_20_characters"><text:sequence text:ref-name="refTable21" text:name="Table" text:formula="ooow:Table+1" style:num-format="1">12.1</text:sequence></text:span>: <text:span text:style-name="T10">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5">Syntax</text:p>
            </table:table-cell>
            <table:table-cell table:style-name="Table-12.1-db-api-2.0-Connection-Object-Methods.B2" office:value-type="string">
              <text:p text:style-name="P15">Description</text:p>
            </table:table-cell>
          </table:table-row>
        </table:table-header-rows>
        <table:table-row table:style-name="Table-12.1-db-api-2.0-Connection-Object-Methods.1">
          <table:table-cell table:style-name="Table-12.1-db-api-2.0-Connection-Object-Methods.A3" office:value-type="string">
            <text:p text:style-name="P16">db.close()</text:p>
          </table:table-cell>
          <table:table-cell table:style-name="Table-12.1-db-api-2.0-Connection-Object-Methods.B3" office:value-type="string">
            <text:p text:style-name="P16">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6">db.commit()</text:p>
          </table:table-cell>
          <table:table-cell table:style-name="Table-12.1-db-api-2.0-Connection-Object-Methods.B4" office:value-type="string">
            <text:p text:style-name="P16">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6">db.cursor()</text:p>
          </table:table-cell>
          <table:table-cell table:style-name="Table-12.1-db-api-2.0-Connection-Object-Methods.B5" office:value-type="string">
            <text:p text:style-name="P16">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6">db.rollback()</text:p>
          </table:table-cell>
          <table:table-cell table:style-name="Table-12.1-db-api-2.0-Connection-Object-Methods.B6" office:value-type="string">
            <text:p text:style-name="P16">Rolls back any pending transaction to the state that existed before the transaction began; does nothing for databases that don’t support transactions</text:p>
          </table:table-cell>
        </table:table-row>
      </table:table>
      <text:p text:style-name="P3">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10">id</text:span> ready for it to be inserted into the <text:span text:style-name="Console">dvds</text:span> table. With all the data available we execute a <text:span text:style-name="T1">sql</text:span> INSERT statement. We don’t need to specify a record <text:span text:style-name="T10">id</text:span> since <text:a xlink:type="simple" xlink:href="https://www.sqlobject.org/" text:style-name="Internet_20_link" text:visited-style-name="Visited_20_Internet_20_Link"><text:span text:style-name="T1">sql</text:span></text:a>ite will automatically provide one for us.</text:p>
      <text:p text:style-name="P3">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7">Table <text:span text:style-name="Caption_20_characters"><text:sequence text:ref-name="refTable22"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5">Syntax</text:p>
            </table:table-cell>
            <table:table-cell table:style-name="Table-12.2-DB-api-2.0-Cursor-Object-Attributes-and-Methods.B2" office:value-type="string">
              <text:p text:style-name="P15">Description</text:p>
            </table:table-cell>
          </table:table-row>
        </table:table-header-rows>
        <table:table-row table:style-name="Table-12.2-DB-api-2.0-Cursor-Object-Attributes-and-Methods.1">
          <table:table-cell table:style-name="Table-12.2-DB-api-2.0-Cursor-Object-Attributes-and-Methods.A3" office:value-type="string">
            <text:p text:style-name="P16"><text:span text:style-name="Console">c.arraysize</text:span></text:p>
          </table:table-cell>
          <table:table-cell table:style-name="Table-12.2-DB-api-2.0-Cursor-Object-Attributes-and-Methods.B3" office:value-type="string">
            <text:p text:style-name="P16">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6"><text:span text:style-name="Console">c.close()</text:span></text:p>
          </table:table-cell>
          <table:table-cell table:style-name="Table-12.2-DB-api-2.0-Cursor-Object-Attributes-and-Methods.B4" office:value-type="string">
            <text:p text:style-name="P16">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6"><text:span text:style-name="Console">c.description</text:span></text:p>
          </table:table-cell>
          <table:table-cell table:style-name="Table-12.2-DB-api-2.0-Cursor-Object-Attributes-and-Methods.B5" office:value-type="string">
            <text:p text:style-name="P16">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6"><text:span text:style-name="Console">c.execute(sql,</text:span></text:p>
            <text:p text:style-name="P16"><text:span text:style-name="Console"><text:s text:c="10"/>params)</text:span></text:p>
          </table:table-cell>
          <table:table-cell table:style-name="Table-12.2-DB-api-2.0-Cursor-Object-Attributes-and-Methods.B6" office:value-type="string">
            <text:p text:style-name="P18">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6"><text:span text:style-name="Console">c.executemany(</text:span></text:p>
            <text:p text:style-name="P16"><text:span text:style-name="Console"><text:s text:c="3"/>sql,</text:span></text:p>
            <text:p text:style-name="P16"><text:span text:style-name="Console"><text:s text:c="3"/>seq_of_params)</text:span></text:p>
          </table:table-cell>
          <table:table-cell table:style-name="Table-12.2-DB-api-2.0-Cursor-Object-Attributes-and-Methods.B7" office:value-type="string">
            <text:p text:style-name="P16">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6"><text:span text:style-name="Console">c.fetchall()</text:span></text:p>
          </table:table-cell>
          <table:table-cell table:style-name="Table-12.2-DB-api-2.0-Cursor-Object-Attributes-and-Methods.B8" office:value-type="string">
            <text:p text:style-name="P16">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6"><text:span text:style-name="Console">c.fetchmany(size)</text:span></text:p>
          </table:table-cell>
          <table:table-cell table:style-name="Table-12.2-DB-api-2.0-Cursor-Object-Attributes-and-Methods.B9" office:value-type="string">
            <text:p text:style-name="P16">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6"><text:span text:style-name="Console">c.fetchone()</text:span></text:p>
          </table:table-cell>
          <table:table-cell table:style-name="Table-12.2-DB-api-2.0-Cursor-Object-Attributes-and-Methods.B10" office:value-type="string">
            <text:p text:style-name="P16">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6"><text:span text:style-name="Console">c.rowcount</text:span></text:p>
          </table:table-cell>
          <table:table-cell table:style-name="Table-12.2-DB-api-2.0-Cursor-Object-Attributes-and-Methods.B11" office:value-type="string">
            <text:p text:style-name="P16">The read-only row count for the last operation (e.g., SELECT, INSERT, UPDATE, or DELETE) or -1 if not available or not applicable</text:p>
          </table:table-cell>
        </table:table-row>
      </table:table>
      <text:p text:style-name="P3">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19"><text:soft-page-break/>This function returns the <text:span text:style-name="T10">id</text:span> of the given director, inserting a new director record if necessary. If a record is inserted we retrieve its <text:span text:style-name="T10">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10">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0">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10">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10">id</text:span> which is set when the record is first inserted, so we are free to change the value of any other field with no further work necessary.</text:p>
      <text:p text:style-name="P21">def find_dvd(db, message):</text:p>
      <text:p text:style-name="P21"><text:tab/>message = "(Start of) title to " + message</text:p>
      <text:p text:style-name="P21"><text:tab/>cursor = db.cursor()</text:p>
      <text:p text:style-name="P21"><text:tab/>while True:</text:p>
      <text:p text:style-name="P21"><text:tab/><text:tab/>start = Console.get_string(message, "title")</text:p>
      <text:p text:style-name="P21"><text:tab/><text:tab/>if not start:</text:p>
      <text:p text:style-name="P21"><text:tab/><text:tab/><text:tab/>return (None, None)</text:p>
      <text:p text:style-name="P21"><text:tab/><text:tab/>cursor.execute("SELECT title, id FROM dvds "</text:p>
      <text:p text:style-name="P21"><text:tab/><text:tab/> <text:s text:c="14"/>"WHERE title LIKE ? ORDER BY title",</text:p>
      <text:p text:style-name="P21"><text:tab/><text:tab/> <text:s text:c="13"/>(start + "%",))</text:p>
      <text:p text:style-name="P21"><text:tab/><text:tab/>records = cursor.fetchall()</text:p>
      <text:p text:style-name="P21"><text:tab/><text:tab/>if len(records) == 0:</text:p>
      <text:p text:style-name="P21"><text:tab/><text:tab/><text:tab/>print("There are no dvds starting with", start)</text:p>
      <text:p text:style-name="P21"><text:tab/><text:tab/><text:tab/>continue</text:p>
      <text:p text:style-name="P21"><text:tab/><text:tab/>elif len(records) == 1:</text:p>
      <text:p text:style-name="P21"><text:tab/><text:tab/><text:tab/>return records[0]</text:p>
      <text:p text:style-name="P21"><text:tab/><text:tab/>elif len(records) &gt; DISPLAY_LIMIT:</text:p>
      <text:p text:style-name="P21"><text:tab/><text:tab/><text:tab/>print("Too many dvds ({0}) start with {1}; try entering "</text:p>
      <text:p text:style-name="P21"><text:tab/><text:tab/><text:tab/> <text:s text:c="5"/>"more of the title".format(len(records), start))</text:p>
      <text:p text:style-name="P21"><text:tab/><text:tab/><text:tab/>continue</text:p>
      <text:p text:style-name="P21"><text:tab/><text:tab/>else:</text:p>
      <text:p text:style-name="P21"><text:tab/><text:tab/><text:tab/>for i, record in enumerate(records):</text:p>
      <text:p text:style-name="P21"><text:tab/><text:tab/><text:tab/><text:tab/>print("{0}: {1}".format(i + 1, record[0]))</text:p>
      <text:p text:style-name="P21"><text:tab/><text:tab/><text:tab/>which = Console.get_integer("Number (or 0 to cancel)",</text:p>
      <text:p text:style-name="P21"><text:tab/><text:tab/><text:tab/> <text:s text:c="17"/>"number", minimum=1, maximum=len(records))</text:p>
      <text:p text:style-name="P21"><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10">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23"><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text:a xlink:type="simple" xlink:href="#Chapter 07" text:style-name="Internet_20_link" text:visited-style-name="Visited_20_Internet_20_Link"><text:bookmark-ref text:reference-format="page" text:ref-name="Chapter 07">Error: Reference source not found</text:bookmark-ref><text:span text:style-name="T8"> ⮜</text:span></text:a>]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24"><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9">(3) Python......................... http://www</text:span>.<text:span text:style-name="T9">python.org</text:span></text:p>
      <text:p text:style-name="P9">(4) Qtrac Ltd...................... http://www.qtrac.eu</text:p>
      <text:p text:style-name="P10"><text:span text:style-name="T9">(5) Scientific Tools for Python.... <text:s/></text:span><text:a xlink:type="simple" xlink:href="https://scipy.org/" text:style-name="Internet_20_link" text:visited-style-name="Visited_20_Internet_20_Link"><text:span text:style-name="T12">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ext:soft-page-break/>The program should allow the user to add, edit, list, and remove bookmarks. To make identifying a bookmark for editing or removing as easy as possible, 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ql Databases</text:chapter><text:tab/><text:page-number text:select-page="current">9</text:page-number></text:p>
      </style:header>
      <style:header-left>
        <text:p text:style-name="MP2"><text:page-number text:select-page="current">8</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4"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16"><draw:text-box><text:p text:style-name="MP15"><text:span text:style-name="Caption_20_characters"><text:span text:style-name="MT8"><text:chapter text:display="number" text:outline-level="1">12</text:chapter></text:span></text:span></text:p></draw:text-box></draw:frame><draw:frame text:anchor-type="paragraph" draw:z-index="9"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35"><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3:46:53.483006257</dc:date>
    <meta:editing-duration>PT5H19M44S</meta:editing-duration>
    <meta:editing-cycles>11</meta:editing-cycles>
    <meta:generator>LibreOffice/24.8.3.2$Linux_X86_64 LibreOffice_project/48a6bac9e7e268aeb4c3483fcf825c94556d9f92</meta:generator>
    <meta:document-statistic meta:table-count="2" meta:image-count="1" meta:object-count="0" meta:page-count="13" meta:paragraph-count="372" meta:word-count="4556" meta:character-count="29320" meta:non-whitespace-character-count="24112"/>
  </office:meta>
</office:document-meta>
</file>